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EEEEE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#EEEEEE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automatic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automatic" fo:wrap-option="wrap" fo:background-color="#00FF00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automatic" fo:wrap-option="wrap" fo:background-color="#FFFF00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EEEEEE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wrap-option="wrap" fo:background-color="#FF0000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6" style:family="table-cell" style:parent-style-name="Default" style:data-style-name="N0">
      <style:text-properties fo:font-weight="bold" style:font-weight-asian="bold" style:font-weight-complex="bold"/>
    </style:style>
    <style:style style:name="ce17" style:family="table-cell" style:parent-style-name="Default" style:data-style-name="N4"/>
    <style:style style:name="co1" style:family="table-column">
      <style:table-column-properties fo:break-before="auto" style:column-width="3.51366666666667cm"/>
    </style:style>
    <style:style style:name="co2" style:family="table-column">
      <style:table-column-properties fo:break-before="auto" style:column-width="2.83633333333333cm"/>
    </style:style>
    <style:style style:name="co3" style:family="table-column">
      <style:table-column-properties fo:break-before="auto" style:column-width="2.26483333333333cm"/>
    </style:style>
    <style:style style:name="co4" style:family="table-column">
      <style:table-column-properties fo:break-before="auto" style:column-width="2.4765cm"/>
    </style:style>
    <style:style style:name="co5" style:family="table-column">
      <style:table-column-properties fo:break-before="auto" style:column-width="1.86266666666667cm"/>
    </style:style>
    <style:style style:name="co6" style:family="table-column">
      <style:table-column-properties fo:break-before="auto" style:column-width="3.81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52.8pt" style:use-optimal-row-height="true" fo:break-before="auto"/>
    </style:style>
    <style:style style:name="ro3" style:family="table-row">
      <style:table-row-properties style:row-height="26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5" table:number-columns-repeated="16373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name</text:p>
          </table:table-cell>
          <table:table-cell office:value-type="string" table:number-columns-spanned="10" table:number-rows-spanned="1" table:style-name="ce7">
            <text:p>avg_runtime for 10 program calls, 10 kernel calls, 16384 threads</text:p>
          </table:table-cell>
          <table:covered-table-cell table:number-columns-repeated="9"/>
          <table:table-cell table:number-columns-repeated="16373"/>
        </table:table-row>
        <table:table-row table:style-name="ro1">
          <table:table-cell table:style-name="ce3"/>
          <table:table-cell office:value-type="float" office:value="163840" table:style-name="ce4">
            <text:p>163840</text:p>
          </table:table-cell>
          <table:table-cell office:value-type="float" office:value="1638400" table:style-name="ce4">
            <text:p>1638400</text:p>
          </table:table-cell>
          <table:table-cell office:value-type="float" office:value="16384000" table:style-name="ce4">
            <text:p>16384000</text:p>
          </table:table-cell>
          <table:table-cell office:value-type="float" office:value="163840000" table:style-name="ce4">
            <text:p>163840000</text:p>
          </table:table-cell>
          <table:table-cell office:value-type="float" office:value="1638400000" table:style-name="ce4">
            <text:p>1638400000</text:p>
          </table:table-cell>
          <table:table-cell office:value-type="float" office:value="16384000000" table:style-name="ce4">
            <text:p>16384000000</text:p>
          </table:table-cell>
          <table:table-cell office:value-type="float" office:value="163840000000" table:style-name="ce4">
            <text:p>1.6384E+11</text:p>
          </table:table-cell>
          <table:table-cell table:number-columns-repeated="3" table:style-name="ce4"/>
          <table:table-cell table:number-columns-repeated="16373"/>
        </table:table-row>
        <table:table-row table:style-name="ro1">
          <table:table-cell office:value-type="string" table:style-name="ce3">
            <text:p>combinedLCGTaus</text:p>
          </table:table-cell>
          <table:table-cell office:value-type="float" office:value="219.8" table:style-name="ce5">
            <text:p>219.8</text:p>
          </table:table-cell>
          <table:table-cell office:value-type="float" office:value="209.2" table:style-name="ce5">
            <text:p>209.2</text:p>
          </table:table-cell>
          <table:table-cell office:value-type="float" office:value="833.8" table:style-name="ce5">
            <text:p>833.8</text:p>
          </table:table-cell>
          <table:table-cell office:value-type="float" office:value="7794.3" table:style-name="ce5">
            <text:p>7794.3</text:p>
          </table:table-cell>
          <table:table-cell office:value-type="float" office:value="76265.8" table:style-name="ce5">
            <text:p>76265.8</text:p>
          </table:table-cell>
          <table:table-cell office:value-type="float" office:value="760931.8" table:style-name="ce5">
            <text:p>760931.8</text:p>
          </table:table-cell>
          <table:table-cell office:value-type="float" office:value="7592197.9000000004" table:style-name="ce5">
            <text:p>7592197.9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3">
            <text:p>drand48gpu</text:p>
          </table:table-cell>
          <table:table-cell office:value-type="float" office:value="67.3" table:style-name="ce5">
            <text:p>67.3</text:p>
          </table:table-cell>
          <table:table-cell office:value-type="float" office:value="83.6" table:style-name="ce5">
            <text:p>83.6</text:p>
          </table:table-cell>
          <table:table-cell office:value-type="float" office:value="417.7" table:style-name="ce5">
            <text:p>417.7</text:p>
          </table:table-cell>
          <table:table-cell office:value-type="float" office:value="3729.2" table:style-name="ce5">
            <text:p>3729.2</text:p>
          </table:table-cell>
          <table:table-cell office:value-type="float" office:value="35982.400000000001" table:style-name="ce5">
            <text:p>35982.4</text:p>
          </table:table-cell>
          <table:table-cell office:value-type="float" office:value="371058.9" table:style-name="ce5">
            <text:p>371058.9</text:p>
          </table:table-cell>
          <table:table-cell office:value-type="float" office:value="3619383" table:style-name="ce5">
            <text:p>3619383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3">
            <text:p>kiss07</text:p>
          </table:table-cell>
          <table:table-cell office:value-type="float" office:value="334.6" table:style-name="ce5">
            <text:p>334.6</text:p>
          </table:table-cell>
          <table:table-cell office:value-type="float" office:value="331" table:style-name="ce5">
            <text:p>331</text:p>
          </table:table-cell>
          <table:table-cell office:value-type="float" office:value="548.70000000000005" table:style-name="ce5">
            <text:p>548.7</text:p>
          </table:table-cell>
          <table:table-cell office:value-type="float" office:value="4822.3999999999996" table:style-name="ce5">
            <text:p>4822.4</text:p>
          </table:table-cell>
          <table:table-cell office:value-type="float" office:value="46065.599999999999" table:style-name="ce5">
            <text:p>46065.6</text:p>
          </table:table-cell>
          <table:table-cell office:value-type="float" office:value="472828.1" table:style-name="ce5">
            <text:p>472828.1</text:p>
          </table:table-cell>
          <table:table-cell office:value-type="float" office:value="4595440.9000000004" table:style-name="ce5">
            <text:p>4595440.9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3">
            <text:p>lfsr113</text:p>
          </table:table-cell>
          <table:table-cell office:value-type="float" office:value="218.7" table:style-name="ce5">
            <text:p>218.7</text:p>
          </table:table-cell>
          <table:table-cell office:value-type="float" office:value="211.3" table:style-name="ce5">
            <text:p>211.3</text:p>
          </table:table-cell>
          <table:table-cell office:value-type="float" office:value="978.8" table:style-name="ce5">
            <text:p>978.8</text:p>
          </table:table-cell>
          <table:table-cell office:value-type="float" office:value="9602" table:style-name="ce5">
            <text:p>9602</text:p>
          </table:table-cell>
          <table:table-cell office:value-type="float" office:value="90761.7" table:style-name="ce5">
            <text:p>90761.7</text:p>
          </table:table-cell>
          <table:table-cell office:value-type="float" office:value="910492.4" table:style-name="ce5">
            <text:p>910492.4</text:p>
          </table:table-cell>
          <table:table-cell office:value-type="float" office:value="9108394.5" table:style-name="ce5">
            <text:p>9108394.5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3">
            <text:p>md5</text:p>
          </table:table-cell>
          <table:table-cell office:value-type="float" office:value="46.5" table:style-name="ce5">
            <text:p>46.5</text:p>
          </table:table-cell>
          <table:table-cell office:value-type="float" office:value="720.7" table:style-name="ce5">
            <text:p>720.7</text:p>
          </table:table-cell>
          <table:table-cell office:value-type="float" office:value="8163" table:style-name="ce5">
            <text:p>8163</text:p>
          </table:table-cell>
          <table:table-cell office:value-type="float" office:value="81626" table:style-name="ce5">
            <text:p>81626</text:p>
          </table:table-cell>
          <table:table-cell office:value-type="float" office:value="818941.9" table:style-name="ce5">
            <text:p>818941.9</text:p>
          </table:table-cell>
          <table:table-cell office:value-type="float" office:value="7982884.2999999998" table:style-name="ce5">
            <text:p>7982884.3</text:p>
          </table:table-cell>
          <table:table-cell office:value-type="float" office:value="9468088.0999999996" table:style-name="ce5">
            <text:p>9468088.1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3">
            <text:p>mtgp</text:p>
          </table:table-cell>
          <table:table-cell office:value-type="float" office:value="81.7" table:style-name="ce5">
            <text:p>81.7</text:p>
          </table:table-cell>
          <table:table-cell office:value-type="float" office:value="187.2" table:style-name="ce5">
            <text:p>187.2</text:p>
          </table:table-cell>
          <table:table-cell office:value-type="float" office:value="1182" table:style-name="ce5">
            <text:p>1182</text:p>
          </table:table-cell>
          <table:table-cell office:value-type="float" office:value="11187.1" table:style-name="ce5">
            <text:p>11187.1</text:p>
          </table:table-cell>
          <table:table-cell office:value-type="float" office:value="108345" table:style-name="ce5">
            <text:p>108345</text:p>
          </table:table-cell>
          <table:table-cell office:value-type="float" office:value="1081088.3999999999" table:style-name="ce5">
            <text:p>1081088.4</text:p>
          </table:table-cell>
          <table:table-cell office:value-type="float" office:value="10828346.4" table:style-name="ce5">
            <text:p>10828346.4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3">
            <text:p>park_miller</text:p>
          </table:table-cell>
          <table:table-cell office:value-type="float" office:value="105.4" table:style-name="ce5">
            <text:p>105.4</text:p>
          </table:table-cell>
          <table:table-cell office:value-type="float" office:value="596.1" table:style-name="ce5">
            <text:p>596.1</text:p>
          </table:table-cell>
          <table:table-cell office:value-type="float" office:value="5643.6" table:style-name="ce5">
            <text:p>5643.6</text:p>
          </table:table-cell>
          <table:table-cell office:value-type="float" office:value="59112.4" table:style-name="ce5">
            <text:p>59112.4</text:p>
          </table:table-cell>
          <table:table-cell office:value-type="float" office:value="565444.6" table:style-name="ce5">
            <text:p>565444.6</text:p>
          </table:table-cell>
          <table:table-cell office:value-type="float" office:value="5308391.7" table:style-name="ce5">
            <text:p>5308391.7</text:p>
          </table:table-cell>
          <table:table-cell office:value-type="float" office:value="53502059.100000001" table:style-name="ce5">
            <text:p>53502059.1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3">
            <text:p>precompute</text:p>
          </table:table-cell>
          <table:table-cell office:value-type="float" office:value="77.599999999999994" table:style-name="ce5">
            <text:p>77.6</text:p>
          </table:table-cell>
          <table:table-cell office:value-type="float" office:value="150.30000000000001" table:style-name="ce5">
            <text:p>150.3</text:p>
          </table:table-cell>
          <table:table-cell office:value-type="float" office:value="1007.8" table:style-name="ce5">
            <text:p>1007.8</text:p>
          </table:table-cell>
          <table:table-cell office:value-type="float" office:value="9167" table:style-name="ce5">
            <text:p>9167</text:p>
          </table:table-cell>
          <table:table-cell office:value-type="float" office:value="90180.4" table:style-name="ce5">
            <text:p>90180.4</text:p>
          </table:table-cell>
          <table:table-cell office:value-type="float" office:value="891344.5" table:style-name="ce5">
            <text:p>891344.5</text:p>
          </table:table-cell>
          <table:table-cell office:value-type="float" office:value="8916521.6999999993" table:style-name="ce5">
            <text:p>8916521.7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3">
            <text:p>ranecu</text:p>
          </table:table-cell>
          <table:table-cell office:value-type="float" office:value="81.599999999999994" table:style-name="ce5">
            <text:p>81.6</text:p>
          </table:table-cell>
          <table:table-cell office:value-type="float" office:value="160.9" table:style-name="ce5">
            <text:p>160.9</text:p>
          </table:table-cell>
          <table:table-cell office:value-type="float" office:value="1192.9000000000001" table:style-name="ce5">
            <text:p>1192.9</text:p>
          </table:table-cell>
          <table:table-cell office:value-type="float" office:value="11701.9" table:style-name="ce5">
            <text:p>11701.9</text:p>
          </table:table-cell>
          <table:table-cell office:value-type="float" office:value="111826.2" table:style-name="ce5">
            <text:p>111826.2</text:p>
          </table:table-cell>
          <table:table-cell office:value-type="float" office:value="1122143.1000000001" table:style-name="ce5">
            <text:p>1122143.1</text:p>
          </table:table-cell>
          <table:table-cell office:value-type="float" office:value="11184420" table:style-name="ce5">
            <text:p>11184420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3">
            <text:p>tea</text:p>
          </table:table-cell>
          <table:table-cell office:value-type="float" office:value="46.2" table:style-name="ce5">
            <text:p>46.2</text:p>
          </table:table-cell>
          <table:table-cell office:value-type="float" office:value="1324.8" table:style-name="ce5">
            <text:p>1324.8</text:p>
          </table:table-cell>
          <table:table-cell office:value-type="float" office:value="12947.5" table:style-name="ce5">
            <text:p>12947.5</text:p>
          </table:table-cell>
          <table:table-cell office:value-type="float" office:value="122757.6" table:style-name="ce5">
            <text:p>122757.6</text:p>
          </table:table-cell>
          <table:table-cell office:value-type="float" office:value="1278499.5" table:style-name="ce5">
            <text:p>1278499.5</text:p>
          </table:table-cell>
          <table:table-cell office:value-type="float" office:value="12386966.5" table:style-name="ce5">
            <text:p>12386966.5</text:p>
          </table:table-cell>
          <table:table-cell office:value-type="float" office:value="890310.5" table:style-name="ce5">
            <text:p>890310.5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office:value-type="string" table:style-name="ce3">
            <text:p>tt800</text:p>
          </table:table-cell>
          <table:table-cell office:value-type="float" office:value="58.8" table:style-name="ce5">
            <text:p>58.8</text:p>
          </table:table-cell>
          <table:table-cell office:value-type="float" office:value="210" table:style-name="ce5">
            <text:p>210</text:p>
          </table:table-cell>
          <table:table-cell office:value-type="float" office:value="1431" table:style-name="ce5">
            <text:p>1431</text:p>
          </table:table-cell>
          <table:table-cell office:value-type="float" office:value="12976" table:style-name="ce5">
            <text:p>12976</text:p>
          </table:table-cell>
          <table:table-cell office:value-type="float" office:value="125956.8" table:style-name="ce5">
            <text:p>125956.8</text:p>
          </table:table-cell>
          <table:table-cell office:value-type="float" office:value="1180428.6000000001" table:style-name="ce5">
            <text:p>1180428.6</text:p>
          </table:table-cell>
          <table:table-cell office:value-type="float" office:value="11834016.6" table:style-name="ce5">
            <text:p>11834016.6</text:p>
          </table:table-cell>
          <table:table-cell table:style-name="ce5"/>
          <table:table-cell table:number-columns-repeated="16375" table:style-name="ce1"/>
        </table:table-row>
        <table:table-row table:style-name="ro1">
          <table:table-cell table:style-name="ce1"/>
          <table:table-cell office:value-type="string" table:style-name="ce6">
            <text:p>*10-6</text:p>
          </table:table-cell>
          <table:table-cell office:value-type="string" table:style-name="ce6">
            <text:p>*10-6</text:p>
          </table:table-cell>
          <table:table-cell office:value-type="string" table:style-name="ce6">
            <text:p>*10-6</text:p>
          </table:table-cell>
          <table:table-cell office:value-type="string" table:style-name="ce6">
            <text:p>*10-6</text:p>
          </table:table-cell>
          <table:table-cell office:value-type="string" table:style-name="ce6">
            <text:p>*10-6</text:p>
          </table:table-cell>
          <table:table-cell office:value-type="string" table:style-name="ce6">
            <text:p>*10-6</text:p>
          </table:table-cell>
          <table:table-cell office:value-type="string" table:style-name="ce6">
            <text:p>*10-6</text:p>
          </table:table-cell>
          <table:table-cell table:number-columns-repeated="16376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float" office:value="7586595.2999999998" table:style-name="ce5">
            <text:p>7586595.3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float" office:value="3608595.7" table:style-name="ce5">
            <text:p>3608595.7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float" office:value="4586871.3" table:style-name="ce5">
            <text:p>4586871.3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float" office:value="9089844.6999999993" table:style-name="ce5">
            <text:p>9089844.7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float" office:value="7839147.7000000002" table:style-name="ce5">
            <text:p>7839147.7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float" office:value="10824432.5" table:style-name="ce5">
            <text:p>10824432.5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float" office:value="53272623" table:style-name="ce5">
            <text:p>53272623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float" office:value="8887951.1999999993" table:style-name="ce5">
            <text:p>8887951.2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float" office:value="11182539.5" table:style-name="ce5">
            <text:p>11182539.5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float" office:value="886654.1" table:style-name="ce5">
            <text:p>886654.1</text:p>
          </table:table-cell>
          <table:table-cell table:number-columns-repeated="16376"/>
        </table:table-row>
        <table:table-row table:style-name="ro1">
          <table:table-cell table:number-columns-repeated="7"/>
          <table:table-cell office:value-type="float" office:value="11836315.699999999" table:style-name="ce5">
            <text:p>11836315.7</text:p>
          </table:table-cell>
          <table:table-cell table:number-columns-repeated="16376"/>
        </table:table-row>
        <table:table-row table:number-rows-repeated="1048549" table:style-name="ro1">
          <table:table-cell table:number-columns-repeated="16384"/>
        </table:table-row>
      </table:table>
      <table:table table:name="Sheet2" table:style-name="ta1">
        <table:table-column table:style-name="co3" table:number-columns-repeated="7" table:default-cell-style-name="ce1"/>
        <table:table-column table:style-name="co5" table:number-columns-repeated="16377" table:default-cell-style-name="ce1"/>
        <table:table-row table:style-name="ro1">
          <table:table-cell office:value-type="float" office:value="163840" table:style-name="ce4">
            <text:p>163840</text:p>
          </table:table-cell>
          <table:table-cell office:value-type="float" office:value="1638400" table:style-name="ce4">
            <text:p>1638400</text:p>
          </table:table-cell>
          <table:table-cell office:value-type="float" office:value="16384000" table:style-name="ce4">
            <text:p>16384000</text:p>
          </table:table-cell>
          <table:table-cell office:value-type="float" office:value="163840000" table:style-name="ce4">
            <text:p>163840000</text:p>
          </table:table-cell>
          <table:table-cell office:value-type="float" office:value="1638400000" table:style-name="ce4">
            <text:p>1638400000</text:p>
          </table:table-cell>
          <table:table-cell office:value-type="float" office:value="16384000000" table:style-name="ce4">
            <text:p>16384000000</text:p>
          </table:table-cell>
          <table:table-cell office:value-type="float" office:value="163840000000" table:style-name="ce4">
            <text:p>1.6384E+11</text:p>
          </table:table-cell>
          <table:table-cell table:number-columns-repeated="16377"/>
        </table:table-row>
        <table:table-row table:style-name="ro1">
          <table:table-cell office:value-type="float" office:value="219.8" table:style-name="ce5">
            <text:p>219.8</text:p>
          </table:table-cell>
          <table:table-cell office:value-type="float" office:value="209.2" table:style-name="ce5">
            <text:p>209.2</text:p>
          </table:table-cell>
          <table:table-cell office:value-type="float" office:value="833.8" table:style-name="ce5">
            <text:p>833.8</text:p>
          </table:table-cell>
          <table:table-cell office:value-type="float" office:value="7794.3" table:style-name="ce5">
            <text:p>7794.3</text:p>
          </table:table-cell>
          <table:table-cell office:value-type="float" office:value="76265.8" table:style-name="ce5">
            <text:p>76265.8</text:p>
          </table:table-cell>
          <table:table-cell office:value-type="float" office:value="760931.8" table:style-name="ce5">
            <text:p>760931.8</text:p>
          </table:table-cell>
          <table:table-cell office:value-type="float" office:value="7586595.2999999998" table:style-name="ce5">
            <text:p>7586595.3</text:p>
          </table:table-cell>
          <table:table-cell table:number-columns-repeated="16377"/>
        </table:table-row>
        <table:table-row table:style-name="ro1">
          <table:table-cell office:value-type="float" office:value="67.3" table:style-name="ce5">
            <text:p>67.3</text:p>
          </table:table-cell>
          <table:table-cell office:value-type="float" office:value="83.6" table:style-name="ce5">
            <text:p>83.6</text:p>
          </table:table-cell>
          <table:table-cell office:value-type="float" office:value="417.7" table:style-name="ce5">
            <text:p>417.7</text:p>
          </table:table-cell>
          <table:table-cell office:value-type="float" office:value="3729.2" table:style-name="ce5">
            <text:p>3729.2</text:p>
          </table:table-cell>
          <table:table-cell office:value-type="float" office:value="35982.400000000001" table:style-name="ce5">
            <text:p>35982.4</text:p>
          </table:table-cell>
          <table:table-cell office:value-type="float" office:value="371058.9" table:style-name="ce5">
            <text:p>371058.9</text:p>
          </table:table-cell>
          <table:table-cell office:value-type="float" office:value="3608595.7" table:style-name="ce5">
            <text:p>3608595.7</text:p>
          </table:table-cell>
          <table:table-cell table:number-columns-repeated="16377"/>
        </table:table-row>
        <table:table-row table:style-name="ro1">
          <table:table-cell office:value-type="float" office:value="334.6" table:style-name="ce5">
            <text:p>334.6</text:p>
          </table:table-cell>
          <table:table-cell office:value-type="float" office:value="331" table:style-name="ce5">
            <text:p>331</text:p>
          </table:table-cell>
          <table:table-cell office:value-type="float" office:value="548.70000000000005" table:style-name="ce5">
            <text:p>548.7</text:p>
          </table:table-cell>
          <table:table-cell office:value-type="float" office:value="4822.3999999999996" table:style-name="ce5">
            <text:p>4822.4</text:p>
          </table:table-cell>
          <table:table-cell office:value-type="float" office:value="46065.599999999999" table:style-name="ce5">
            <text:p>46065.6</text:p>
          </table:table-cell>
          <table:table-cell office:value-type="float" office:value="472828.1" table:style-name="ce5">
            <text:p>472828.1</text:p>
          </table:table-cell>
          <table:table-cell office:value-type="float" office:value="4586871.3" table:style-name="ce5">
            <text:p>4586871.3</text:p>
          </table:table-cell>
          <table:table-cell table:number-columns-repeated="16377"/>
        </table:table-row>
        <table:table-row table:style-name="ro1">
          <table:table-cell office:value-type="float" office:value="218.7" table:style-name="ce5">
            <text:p>218.7</text:p>
          </table:table-cell>
          <table:table-cell office:value-type="float" office:value="211.3" table:style-name="ce5">
            <text:p>211.3</text:p>
          </table:table-cell>
          <table:table-cell office:value-type="float" office:value="978.8" table:style-name="ce5">
            <text:p>978.8</text:p>
          </table:table-cell>
          <table:table-cell office:value-type="float" office:value="9602" table:style-name="ce5">
            <text:p>9602</text:p>
          </table:table-cell>
          <table:table-cell office:value-type="float" office:value="90761.7" table:style-name="ce5">
            <text:p>90761.7</text:p>
          </table:table-cell>
          <table:table-cell office:value-type="float" office:value="910492.4" table:style-name="ce5">
            <text:p>910492.4</text:p>
          </table:table-cell>
          <table:table-cell office:value-type="float" office:value="9089844.6999999993" table:style-name="ce5">
            <text:p>9089844.7</text:p>
          </table:table-cell>
          <table:table-cell table:number-columns-repeated="16377"/>
        </table:table-row>
        <table:table-row table:style-name="ro1">
          <table:table-cell office:value-type="float" office:value="46.5" table:style-name="ce5">
            <text:p>46.5</text:p>
          </table:table-cell>
          <table:table-cell office:value-type="float" office:value="720.7" table:style-name="ce5">
            <text:p>720.7</text:p>
          </table:table-cell>
          <table:table-cell office:value-type="float" office:value="8163" table:style-name="ce5">
            <text:p>8163</text:p>
          </table:table-cell>
          <table:table-cell office:value-type="float" office:value="81626" table:style-name="ce5">
            <text:p>81626</text:p>
          </table:table-cell>
          <table:table-cell office:value-type="float" office:value="818941.9" table:style-name="ce5">
            <text:p>818941.9</text:p>
          </table:table-cell>
          <table:table-cell office:value-type="float" office:value="7982884.2999999998" table:style-name="ce5">
            <text:p>7982884.3</text:p>
          </table:table-cell>
          <table:table-cell office:value-type="float" office:value="7839147.7000000002" table:style-name="ce5">
            <text:p>7839147.7</text:p>
          </table:table-cell>
          <table:table-cell table:number-columns-repeated="16377"/>
        </table:table-row>
        <table:table-row table:style-name="ro1">
          <table:table-cell office:value-type="float" office:value="81.7" table:style-name="ce5">
            <text:p>81.7</text:p>
          </table:table-cell>
          <table:table-cell office:value-type="float" office:value="187.2" table:style-name="ce5">
            <text:p>187.2</text:p>
          </table:table-cell>
          <table:table-cell office:value-type="float" office:value="1182" table:style-name="ce5">
            <text:p>1182</text:p>
          </table:table-cell>
          <table:table-cell office:value-type="float" office:value="11187.1" table:style-name="ce5">
            <text:p>11187.1</text:p>
          </table:table-cell>
          <table:table-cell office:value-type="float" office:value="108345" table:style-name="ce5">
            <text:p>108345</text:p>
          </table:table-cell>
          <table:table-cell office:value-type="float" office:value="1081088.3999999999" table:style-name="ce5">
            <text:p>1081088.4</text:p>
          </table:table-cell>
          <table:table-cell office:value-type="float" office:value="10824432.5" table:style-name="ce5">
            <text:p>10824432.5</text:p>
          </table:table-cell>
          <table:table-cell table:number-columns-repeated="16377"/>
        </table:table-row>
        <table:table-row table:style-name="ro1">
          <table:table-cell office:value-type="float" office:value="105.4" table:style-name="ce5">
            <text:p>105.4</text:p>
          </table:table-cell>
          <table:table-cell office:value-type="float" office:value="596.1" table:style-name="ce5">
            <text:p>596.1</text:p>
          </table:table-cell>
          <table:table-cell office:value-type="float" office:value="5643.6" table:style-name="ce5">
            <text:p>5643.6</text:p>
          </table:table-cell>
          <table:table-cell office:value-type="float" office:value="59112.4" table:style-name="ce5">
            <text:p>59112.4</text:p>
          </table:table-cell>
          <table:table-cell office:value-type="float" office:value="565444.6" table:style-name="ce5">
            <text:p>565444.6</text:p>
          </table:table-cell>
          <table:table-cell office:value-type="float" office:value="5308391.7" table:style-name="ce5">
            <text:p>5308391.7</text:p>
          </table:table-cell>
          <table:table-cell office:value-type="float" office:value="53272623" table:style-name="ce5">
            <text:p>53272623</text:p>
          </table:table-cell>
          <table:table-cell table:number-columns-repeated="16377"/>
        </table:table-row>
        <table:table-row table:style-name="ro1">
          <table:table-cell office:value-type="float" office:value="77.599999999999994" table:style-name="ce5">
            <text:p>77.6</text:p>
          </table:table-cell>
          <table:table-cell office:value-type="float" office:value="150.30000000000001" table:style-name="ce5">
            <text:p>150.3</text:p>
          </table:table-cell>
          <table:table-cell office:value-type="float" office:value="1007.8" table:style-name="ce5">
            <text:p>1007.8</text:p>
          </table:table-cell>
          <table:table-cell office:value-type="float" office:value="9167" table:style-name="ce5">
            <text:p>9167</text:p>
          </table:table-cell>
          <table:table-cell office:value-type="float" office:value="90180.4" table:style-name="ce5">
            <text:p>90180.4</text:p>
          </table:table-cell>
          <table:table-cell office:value-type="float" office:value="891344.5" table:style-name="ce5">
            <text:p>891344.5</text:p>
          </table:table-cell>
          <table:table-cell office:value-type="float" office:value="8887951.1999999993" table:style-name="ce5">
            <text:p>8887951.2</text:p>
          </table:table-cell>
          <table:table-cell table:number-columns-repeated="16377"/>
        </table:table-row>
        <table:table-row table:style-name="ro1">
          <table:table-cell office:value-type="float" office:value="81.599999999999994" table:style-name="ce5">
            <text:p>81.6</text:p>
          </table:table-cell>
          <table:table-cell office:value-type="float" office:value="160.9" table:style-name="ce5">
            <text:p>160.9</text:p>
          </table:table-cell>
          <table:table-cell office:value-type="float" office:value="1192.9000000000001" table:style-name="ce5">
            <text:p>1192.9</text:p>
          </table:table-cell>
          <table:table-cell office:value-type="float" office:value="11701.9" table:style-name="ce5">
            <text:p>11701.9</text:p>
          </table:table-cell>
          <table:table-cell office:value-type="float" office:value="111826.2" table:style-name="ce5">
            <text:p>111826.2</text:p>
          </table:table-cell>
          <table:table-cell office:value-type="float" office:value="1122143.1000000001" table:style-name="ce5">
            <text:p>1122143.1</text:p>
          </table:table-cell>
          <table:table-cell office:value-type="float" office:value="11182539.5" table:style-name="ce5">
            <text:p>11182539.5</text:p>
          </table:table-cell>
          <table:table-cell table:number-columns-repeated="16377"/>
        </table:table-row>
        <table:table-row table:style-name="ro1">
          <table:table-cell office:value-type="float" office:value="46.2" table:style-name="ce5">
            <text:p>46.2</text:p>
          </table:table-cell>
          <table:table-cell office:value-type="float" office:value="1324.8" table:style-name="ce5">
            <text:p>1324.8</text:p>
          </table:table-cell>
          <table:table-cell office:value-type="float" office:value="12947.5" table:style-name="ce5">
            <text:p>12947.5</text:p>
          </table:table-cell>
          <table:table-cell office:value-type="float" office:value="122757.6" table:style-name="ce5">
            <text:p>122757.6</text:p>
          </table:table-cell>
          <table:table-cell office:value-type="float" office:value="1278499.5" table:style-name="ce5">
            <text:p>1278499.5</text:p>
          </table:table-cell>
          <table:table-cell office:value-type="float" office:value="12386966.5" table:style-name="ce5">
            <text:p>12386966.5</text:p>
          </table:table-cell>
          <table:table-cell office:value-type="float" office:value="886654.1" table:style-name="ce5">
            <text:p>886654.1</text:p>
          </table:table-cell>
          <table:table-cell table:number-columns-repeated="16377"/>
        </table:table-row>
        <table:table-row table:style-name="ro1">
          <table:table-cell office:value-type="float" office:value="58.8" table:style-name="ce5">
            <text:p>58.8</text:p>
          </table:table-cell>
          <table:table-cell office:value-type="float" office:value="210" table:style-name="ce5">
            <text:p>210</text:p>
          </table:table-cell>
          <table:table-cell office:value-type="float" office:value="1431" table:style-name="ce5">
            <text:p>1431</text:p>
          </table:table-cell>
          <table:table-cell office:value-type="float" office:value="12976" table:style-name="ce5">
            <text:p>12976</text:p>
          </table:table-cell>
          <table:table-cell office:value-type="float" office:value="125956.8" table:style-name="ce5">
            <text:p>125956.8</text:p>
          </table:table-cell>
          <table:table-cell office:value-type="float" office:value="1180428.6000000001" table:style-name="ce5">
            <text:p>1180428.6</text:p>
          </table:table-cell>
          <table:table-cell office:value-type="float" office:value="11836315.699999999" table:style-name="ce5">
            <text:p>11836315.7</text:p>
          </table:table-cell>
          <table:table-cell table:number-columns-repeated="16377"/>
        </table:table-row>
        <table:table-row table:number-rows-repeated="1048564" table:style-name="ro1">
          <table:table-cell table:number-columns-repeated="16384"/>
        </table:table-row>
      </table:table>
      <table:table table:name="Sheet3" table:style-name="ta1">
        <table:table-column table:style-name="co3" table:number-columns-repeated="116" table:default-cell-style-name="ce1"/>
        <table:table-column table:style-name="co6" table:number-columns-repeated="2" table:default-cell-style-name="ce1"/>
        <table:table-column table:style-name="co3" table:number-columns-repeated="4" table:default-cell-style-name="ce1"/>
        <table:table-column table:style-name="co5" table:number-columns-repeated="16262" table:default-cell-style-name="ce1"/>
        <table:table-row table:style-name="ro2">
          <table:table-cell office:value-type="string" table:style-name="ce8">
            <text:p>RNG Name</text:p>
          </table:table-cell>
          <table:table-cell office:value-type="string" table:style-name="ce8">
            <text:p>diehard_birthdays</text:p>
          </table:table-cell>
          <table:table-cell office:value-type="string" table:style-name="ce8">
            <text:p>diehard_rank_32x32</text:p>
          </table:table-cell>
          <table:table-cell office:value-type="string" table:style-name="ce8">
            <text:p>diehard_rank_6x8</text:p>
          </table:table-cell>
          <table:table-cell office:value-type="string" table:style-name="ce8">
            <text:p>diehard_bitstream</text:p>
          </table:table-cell>
          <table:table-cell office:value-type="string" table:style-name="ce8">
            <text:p>diehard_opso</text:p>
          </table:table-cell>
          <table:table-cell office:value-type="string" table:style-name="ce8">
            <text:p>diehard_oqso</text:p>
          </table:table-cell>
          <table:table-cell office:value-type="string" table:style-name="ce8">
            <text:p>diehard_dna</text:p>
          </table:table-cell>
          <table:table-cell office:value-type="string" table:style-name="ce8">
            <text:p>diehard_count_1s_stream</text:p>
          </table:table-cell>
          <table:table-cell office:value-type="string" table:style-name="ce8">
            <text:p>diehard_count_1s_byte</text:p>
          </table:table-cell>
          <table:table-cell office:value-type="string" table:style-name="ce8">
            <text:p>diehard_parking_lot</text:p>
          </table:table-cell>
          <table:table-cell office:value-type="string" table:style-name="ce8">
            <text:p>diehard_2dsphere</text:p>
          </table:table-cell>
          <table:table-cell office:value-type="string" table:style-name="ce8">
            <text:p>diehard_3dsphere</text:p>
          </table:table-cell>
          <table:table-cell office:value-type="string" table:style-name="ce8">
            <text:p>diehard_squeeze</text:p>
          </table:table-cell>
          <table:table-cell office:value-type="string" table:style-name="ce8">
            <text:p>diehard_runs</text:p>
          </table:table-cell>
          <table:table-cell office:value-type="string" table:style-name="ce8">
            <text:p>diehard_runs</text:p>
          </table:table-cell>
          <table:table-cell office:value-type="string" table:style-name="ce8">
            <text:p>diehard_craps</text:p>
          </table:table-cell>
          <table:table-cell office:value-type="string" table:style-name="ce8">
            <text:p>diehard_craps</text:p>
          </table:table-cell>
          <table:table-cell office:value-type="string" table:style-name="ce8">
            <text:p>marsaglia_tsang_gcd</text:p>
          </table:table-cell>
          <table:table-cell office:value-type="string" table:style-name="ce8">
            <text:p>marsaglia_tsang_gcd</text:p>
          </table:table-cell>
          <table:table-cell office:value-type="string" table:style-name="ce8">
            <text:p>sts_monobit</text:p>
          </table:table-cell>
          <table:table-cell office:value-type="string" table:style-name="ce8">
            <text:p>sts_runs</text:p>
          </table:table-cell>
          <table:table-cell office:value-type="string" table:style-name="ce8">
            <text:p>sts_serial</text:p>
          </table:table-cell>
          <table:table-cell office:value-type="string" table:style-name="ce8">
            <text:p>sts_serial</text:p>
          </table:table-cell>
          <table:table-cell office:value-type="string" table:style-name="ce8">
            <text:p>sts_serial</text:p>
          </table:table-cell>
          <table:table-cell office:value-type="string" table:style-name="ce8">
            <text:p>sts_serial</text:p>
          </table:table-cell>
          <table:table-cell office:value-type="string" table:style-name="ce8">
            <text:p>sts_serial</text:p>
          </table:table-cell>
          <table:table-cell office:value-type="string" table:style-name="ce8">
            <text:p>sts_serial</text:p>
          </table:table-cell>
          <table:table-cell office:value-type="string" table:style-name="ce8">
            <text:p>sts_serial</text:p>
          </table:table-cell>
          <table:table-cell office:value-type="string" table:style-name="ce8">
            <text:p>sts_serial</text:p>
          </table:table-cell>
          <table:table-cell office:value-type="string" table:style-name="ce8">
            <text:p>sts_serial</text:p>
          </table:table-cell>
          <table:table-cell office:value-type="string" table:style-name="ce8">
            <text:p>sts_serial</text:p>
          </table:table-cell>
          <table:table-cell office:value-type="string" table:style-name="ce8">
            <text:p>sts_serial</text:p>
          </table:table-cell>
          <table:table-cell office:value-type="string" table:style-name="ce8">
            <text:p>sts_serial</text:p>
          </table:table-cell>
          <table:table-cell office:value-type="string" table:style-name="ce8">
            <text:p>sts_serial</text:p>
          </table:table-cell>
          <table:table-cell office:value-type="string" table:style-name="ce8">
            <text:p>sts_serial</text:p>
          </table:table-cell>
          <table:table-cell office:value-type="string" table:style-name="ce8">
            <text:p>sts_serial</text:p>
          </table:table-cell>
          <table:table-cell office:value-type="string" table:style-name="ce8">
            <text:p>sts_serial</text:p>
          </table:table-cell>
          <table:table-cell office:value-type="string" table:style-name="ce8">
            <text:p>sts_serial</text:p>
          </table:table-cell>
          <table:table-cell office:value-type="string" table:style-name="ce8">
            <text:p>sts_serial</text:p>
          </table:table-cell>
          <table:table-cell office:value-type="string" table:style-name="ce8">
            <text:p>sts_serial</text:p>
          </table:table-cell>
          <table:table-cell office:value-type="string" table:style-name="ce8">
            <text:p>sts_serial</text:p>
          </table:table-cell>
          <table:table-cell office:value-type="string" table:style-name="ce8">
            <text:p>sts_serial</text:p>
          </table:table-cell>
          <table:table-cell office:value-type="string" table:style-name="ce8">
            <text:p>sts_serial</text:p>
          </table:table-cell>
          <table:table-cell office:value-type="string" table:style-name="ce8">
            <text:p>sts_serial</text:p>
          </table:table-cell>
          <table:table-cell office:value-type="string" table:style-name="ce8">
            <text:p>sts_serial</text:p>
          </table:table-cell>
          <table:table-cell office:value-type="string" table:style-name="ce8">
            <text:p>sts_serial</text:p>
          </table:table-cell>
          <table:table-cell office:value-type="string" table:style-name="ce8">
            <text:p>sts_serial</text:p>
          </table:table-cell>
          <table:table-cell office:value-type="string" table:style-name="ce8">
            <text:p>sts_serial</text:p>
          </table:table-cell>
          <table:table-cell office:value-type="string" table:style-name="ce8">
            <text:p>sts_serial</text:p>
          </table:table-cell>
          <table:table-cell office:value-type="string" table:style-name="ce8">
            <text:p>sts_serial</text:p>
          </table:table-cell>
          <table:table-cell office:value-type="string" table:style-name="ce8">
            <text:p>sts_serial</text:p>
          </table:table-cell>
          <table:table-cell office:value-type="string" table:style-name="ce8">
            <text:p>rgb_bitdist</text:p>
          </table:table-cell>
          <table:table-cell office:value-type="string" table:style-name="ce8">
            <text:p>rgb_bitdist</text:p>
          </table:table-cell>
          <table:table-cell office:value-type="string" table:style-name="ce8">
            <text:p>rgb_bitdist</text:p>
          </table:table-cell>
          <table:table-cell office:value-type="string" table:style-name="ce8">
            <text:p>rgb_bitdist</text:p>
          </table:table-cell>
          <table:table-cell office:value-type="string" table:style-name="ce8">
            <text:p>rgb_bitdist</text:p>
          </table:table-cell>
          <table:table-cell office:value-type="string" table:style-name="ce8">
            <text:p>rgb_bitdist</text:p>
          </table:table-cell>
          <table:table-cell office:value-type="string" table:style-name="ce8">
            <text:p>rgb_bitdist</text:p>
          </table:table-cell>
          <table:table-cell office:value-type="string" table:style-name="ce8">
            <text:p>rgb_bitdist</text:p>
          </table:table-cell>
          <table:table-cell office:value-type="string" table:style-name="ce8">
            <text:p>rgb_bitdist</text:p>
          </table:table-cell>
          <table:table-cell office:value-type="string" table:style-name="ce8">
            <text:p>rgb_bitdist</text:p>
          </table:table-cell>
          <table:table-cell office:value-type="string" table:style-name="ce8">
            <text:p>rgb_bitdist</text:p>
          </table:table-cell>
          <table:table-cell office:value-type="string" table:style-name="ce8">
            <text:p>rgb_bitdist</text:p>
          </table:table-cell>
          <table:table-cell office:value-type="string" table:style-name="ce8">
            <text:p>rgb_minimum_distance</text:p>
          </table:table-cell>
          <table:table-cell office:value-type="string" table:style-name="ce8">
            <text:p>rgb_minimum_distance</text:p>
          </table:table-cell>
          <table:table-cell office:value-type="string" table:style-name="ce8">
            <text:p>rgb_minimum_distance</text:p>
          </table:table-cell>
          <table:table-cell office:value-type="string" table:style-name="ce8">
            <text:p>rgb_minimum_distance</text:p>
          </table:table-cell>
          <table:table-cell office:value-type="string" table:style-name="ce8">
            <text:p>rgb_permutations</text:p>
          </table:table-cell>
          <table:table-cell office:value-type="string" table:style-name="ce8">
            <text:p>rgb_permutations</text:p>
          </table:table-cell>
          <table:table-cell office:value-type="string" table:style-name="ce8">
            <text:p>rgb_permutations</text:p>
          </table:table-cell>
          <table:table-cell office:value-type="string" table:style-name="ce8">
            <text:p>rgb_permutations</text:p>
          </table:table-cell>
          <table:table-cell office:value-type="string" table:style-name="ce8">
            <text:p>rgb_lagged_sum</text:p>
          </table:table-cell>
          <table:table-cell office:value-type="string" table:style-name="ce8">
            <text:p>rgb_lagged_sum</text:p>
          </table:table-cell>
          <table:table-cell office:value-type="string" table:style-name="ce8">
            <text:p>rgb_lagged_sum</text:p>
          </table:table-cell>
          <table:table-cell office:value-type="string" table:style-name="ce8">
            <text:p>rgb_lagged_sum</text:p>
          </table:table-cell>
          <table:table-cell office:value-type="string" table:style-name="ce8">
            <text:p>rgb_lagged_sum</text:p>
          </table:table-cell>
          <table:table-cell office:value-type="string" table:style-name="ce8">
            <text:p>rgb_lagged_sum</text:p>
          </table:table-cell>
          <table:table-cell office:value-type="string" table:style-name="ce8">
            <text:p>rgb_lagged_sum</text:p>
          </table:table-cell>
          <table:table-cell office:value-type="string" table:style-name="ce8">
            <text:p>rgb_lagged_sum</text:p>
          </table:table-cell>
          <table:table-cell office:value-type="string" table:style-name="ce8">
            <text:p>rgb_lagged_sum</text:p>
          </table:table-cell>
          <table:table-cell office:value-type="string" table:style-name="ce8">
            <text:p>rgb_lagged_sum</text:p>
          </table:table-cell>
          <table:table-cell office:value-type="string" table:style-name="ce8">
            <text:p>rgb_lagged_sum</text:p>
          </table:table-cell>
          <table:table-cell office:value-type="string" table:style-name="ce8">
            <text:p>rgb_lagged_sum</text:p>
          </table:table-cell>
          <table:table-cell office:value-type="string" table:style-name="ce8">
            <text:p>rgb_lagged_sum</text:p>
          </table:table-cell>
          <table:table-cell office:value-type="string" table:style-name="ce8">
            <text:p>rgb_lagged_sum</text:p>
          </table:table-cell>
          <table:table-cell office:value-type="string" table:style-name="ce8">
            <text:p>rgb_lagged_sum</text:p>
          </table:table-cell>
          <table:table-cell office:value-type="string" table:style-name="ce8">
            <text:p>rgb_lagged_sum</text:p>
          </table:table-cell>
          <table:table-cell office:value-type="string" table:style-name="ce8">
            <text:p>rgb_lagged_sum</text:p>
          </table:table-cell>
          <table:table-cell office:value-type="string" table:style-name="ce8">
            <text:p>rgb_lagged_sum</text:p>
          </table:table-cell>
          <table:table-cell office:value-type="string" table:style-name="ce8">
            <text:p>rgb_lagged_sum</text:p>
          </table:table-cell>
          <table:table-cell office:value-type="string" table:style-name="ce8">
            <text:p>rgb_lagged_sum</text:p>
          </table:table-cell>
          <table:table-cell office:value-type="string" table:style-name="ce8">
            <text:p>rgb_lagged_sum</text:p>
          </table:table-cell>
          <table:table-cell office:value-type="string" table:style-name="ce8">
            <text:p>rgb_lagged_sum</text:p>
          </table:table-cell>
          <table:table-cell office:value-type="string" table:style-name="ce8">
            <text:p>rgb_lagged_sum</text:p>
          </table:table-cell>
          <table:table-cell office:value-type="string" table:style-name="ce8">
            <text:p>rgb_lagged_sum</text:p>
          </table:table-cell>
          <table:table-cell office:value-type="string" table:style-name="ce8">
            <text:p>rgb_lagged_sum</text:p>
          </table:table-cell>
          <table:table-cell office:value-type="string" table:style-name="ce8">
            <text:p>rgb_lagged_sum</text:p>
          </table:table-cell>
          <table:table-cell office:value-type="string" table:style-name="ce8">
            <text:p>rgb_lagged_sum</text:p>
          </table:table-cell>
          <table:table-cell office:value-type="string" table:style-name="ce8">
            <text:p>rgb_lagged_sum</text:p>
          </table:table-cell>
          <table:table-cell office:value-type="string" table:style-name="ce8">
            <text:p>rgb_lagged_sum</text:p>
          </table:table-cell>
          <table:table-cell office:value-type="string" table:style-name="ce8">
            <text:p>rgb_lagged_sum</text:p>
          </table:table-cell>
          <table:table-cell office:value-type="string" table:style-name="ce8">
            <text:p>rgb_lagged_sum</text:p>
          </table:table-cell>
          <table:table-cell office:value-type="string" table:style-name="ce8">
            <text:p>rgb_lagged_sum</text:p>
          </table:table-cell>
          <table:table-cell office:value-type="string" table:style-name="ce8">
            <text:p>rgb_lagged_sum</text:p>
          </table:table-cell>
          <table:table-cell office:value-type="string" table:style-name="ce8">
            <text:p>rgb_kstest_test</text:p>
          </table:table-cell>
          <table:table-cell office:value-type="string" table:style-name="ce8">
            <text:p>dab_bytedistrib</text:p>
          </table:table-cell>
          <table:table-cell office:value-type="string" table:style-name="ce8">
            <text:p>dab_dct</text:p>
          </table:table-cell>
          <table:table-cell office:value-type="string" table:style-name="ce8">
            <text:p>Preparing to run test 207. ntuple = 0</text:p>
          </table:table-cell>
          <table:table-cell office:value-type="string" table:style-name="ce8">
            <text:p>dab_filltree</text:p>
          </table:table-cell>
          <table:table-cell office:value-type="string" table:style-name="ce8">
            <text:p>dab_filltree</text:p>
          </table:table-cell>
          <table:table-cell office:value-type="string" table:style-name="ce8">
            <text:p>Preparing to run test 208. ntuple = 0</text:p>
          </table:table-cell>
          <table:table-cell office:value-type="string" table:style-name="ce8">
            <text:p>dab_filltree2</text:p>
          </table:table-cell>
          <table:table-cell office:value-type="string" table:style-name="ce8">
            <text:p>dab_filltree2</text:p>
          </table:table-cell>
          <table:table-cell office:value-type="string" table:style-name="ce8">
            <text:p>Preparing to run test 209. ntuple = 0</text:p>
          </table:table-cell>
          <table:table-cell office:value-type="string" table:style-name="ce8">
            <text:p>dab_monobit2</text:p>
          </table:table-cell>
          <table:table-cell table:style-name="ce8"/>
          <table:table-cell office:value-type="string" table:style-name="ce9">
            <text:p>RNG \ Dieharder stats</text:p>
          </table:table-cell>
          <table:table-cell office:value-type="string" table:style-name="ce9">
            <text:p>Passed</text:p>
          </table:table-cell>
          <table:table-cell office:value-type="string" table:style-name="ce9">
            <text:p>Failed</text:p>
          </table:table-cell>
          <table:table-cell office:value-type="string" table:style-name="ce9">
            <text:p>Weak</text:p>
          </table:table-cell>
          <table:table-cell office:value-type="string" table:style-name="ce9">
            <text:p>Total</text:p>
          </table:table-cell>
          <table:table-cell table:number-columns-repeated="16262"/>
        </table:table-row>
        <table:table-row table:style-name="ro3">
          <table:table-cell office:value-type="string" table:style-name="ce10">
            <text:p>combinedLCGTaus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2">
            <text:p>Weak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2">
            <text:p>Weak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3">
            <text:p>combinedLCGTaus</text:p>
          </table:table-cell>
          <table:table-cell office:value-type="float" office:value="110" table:formula="of:=COUNTIF([.$B$2:.$DI$2];[.$DO$1])" table:style-name="ce14">
            <text:p>110</text:p>
          </table:table-cell>
          <table:table-cell office:value-type="float" office:value="0" table:formula="of:=COUNTIF([.$B$2:.$DI$2];[.$DP$1])" table:style-name="ce14">
            <text:p>0</text:p>
          </table:table-cell>
          <table:table-cell office:value-type="float" office:value="2" table:formula="of:=COUNTIF([.$B$2:.$DI$2];[.$DQ$1])" table:style-name="ce14">
            <text:p>2</text:p>
          </table:table-cell>
          <table:table-cell office:value-type="float" office:value="112" table:formula="of:=SUM([.DO2:.DQ2])" table:style-name="ce14">
            <text:p>112</text:p>
          </table:table-cell>
          <table:table-cell table:number-columns-repeated="16262"/>
        </table:table-row>
        <table:table-row table:style-name="ro1">
          <table:table-cell office:value-type="string" table:style-name="ce10">
            <text:p>drand48gpu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5">
            <text:p>Fail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1">
            <text:p>Passed</text:p>
          </table:table-cell>
          <table:table-cell office:value-type="string" table:style-name="ce15">
            <text:p>Failed</text:p>
          </table:table-cell>
          <table:table-cell office:value-type="string" table:style-name="ce12">
            <text:p>Weak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1">
            <text:p>Passed</text:p>
          </table:table-cell>
          <table:table-cell office:value-type="string" table:style-name="ce15">
            <text:p>Failed</text:p>
          </table:table-cell>
          <table:table-cell office:value-type="string" table:style-name="ce12">
            <text:p>Weak</text:p>
          </table:table-cell>
          <table:table-cell office:value-type="string" table:style-name="ce15">
            <text:p>Failed</text:p>
          </table:table-cell>
          <table:table-cell office:value-type="string" table:style-name="ce11">
            <text:p>Passed</text:p>
          </table:table-cell>
          <table:table-cell office:value-type="string" table:style-name="ce12">
            <text:p>Weak</text:p>
          </table:table-cell>
          <table:table-cell office:value-type="string" table:style-name="ce11">
            <text:p>Passed</text:p>
          </table:table-cell>
          <table:table-cell office:value-type="string" table:style-name="ce12">
            <text:p>Weak</text:p>
          </table:table-cell>
          <table:table-cell office:value-type="string" table:style-name="ce11">
            <text:p>Passed</text:p>
          </table:table-cell>
          <table:table-cell office:value-type="string" table:style-name="ce12">
            <text:p>Weak</text:p>
          </table:table-cell>
          <table:table-cell office:value-type="string" table:style-name="ce11">
            <text:p>Passed</text:p>
          </table:table-cell>
          <table:table-cell office:value-type="string" table:style-name="ce12">
            <text:p>Weak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5">
            <text:p>Failed</text:p>
          </table:table-cell>
          <table:table-cell office:value-type="string" table:style-name="ce12">
            <text:p>Weak</text:p>
          </table:table-cell>
          <table:table-cell office:value-type="string" table:style-name="ce12">
            <text:p>Weak</text:p>
          </table:table-cell>
          <table:table-cell office:value-type="string" table:style-name="ce15">
            <text:p>Fail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2">
            <text:p>Weak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string" table:style-name="ce13">
            <text:p>drand48gpu</text:p>
          </table:table-cell>
          <table:table-cell office:value-type="float" office:value="54" table:formula="of:=COUNTIF([.B3:.DI3];[.$DO$1])" table:style-name="ce14">
            <text:p>54</text:p>
          </table:table-cell>
          <table:table-cell office:value-type="float" office:value="49" table:formula="of:=COUNTIF([.B3:.DI3];[.$DP$1])" table:style-name="ce14">
            <text:p>49</text:p>
          </table:table-cell>
          <table:table-cell office:value-type="float" office:value="9" table:formula="of:=COUNTIF([.B3:.DI3];[.$DQ$1])" table:style-name="ce14">
            <text:p>9</text:p>
          </table:table-cell>
          <table:table-cell office:value-type="float" office:value="112" table:formula="of:=SUM([.DO3:.DQ3])" table:style-name="ce14">
            <text:p>112</text:p>
          </table:table-cell>
          <table:table-cell table:number-columns-repeated="16262"/>
        </table:table-row>
        <table:table-row table:style-name="ro1">
          <table:table-cell office:value-type="string" table:style-name="ce10">
            <text:p>kiss07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2">
            <text:p>Weak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3">
            <text:p>kiss07</text:p>
          </table:table-cell>
          <table:table-cell office:value-type="float" office:value="111" table:formula="of:=COUNTIF([.B4:.DI4];[.$DO$1])" table:style-name="ce14">
            <text:p>111</text:p>
          </table:table-cell>
          <table:table-cell office:value-type="float" office:value="0" table:formula="of:=COUNTIF([.B4:.DI4];[.$DP$1])" table:style-name="ce14">
            <text:p>0</text:p>
          </table:table-cell>
          <table:table-cell office:value-type="float" office:value="1" table:formula="of:=COUNTIF([.B4:.DI4];[.$DQ$1])" table:style-name="ce14">
            <text:p>1</text:p>
          </table:table-cell>
          <table:table-cell office:value-type="float" office:value="112" table:formula="of:=SUM([.DO4:.DQ4])" table:style-name="ce14">
            <text:p>112</text:p>
          </table:table-cell>
          <table:table-cell table:number-columns-repeated="16262"/>
        </table:table-row>
        <table:table-row table:style-name="ro1">
          <table:table-cell office:value-type="string" table:style-name="ce10">
            <text:p>lfsr113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string" table:style-name="ce13">
            <text:p>lfsr113</text:p>
          </table:table-cell>
          <table:table-cell office:value-type="float" office:value="112" table:formula="of:=COUNTIF([.B5:.DI5];[.$DO$1])" table:style-name="ce14">
            <text:p>112</text:p>
          </table:table-cell>
          <table:table-cell office:value-type="float" office:value="0" table:formula="of:=COUNTIF([.B5:.DI5];[.$DP$1])" table:style-name="ce14">
            <text:p>0</text:p>
          </table:table-cell>
          <table:table-cell office:value-type="float" office:value="0" table:formula="of:=COUNTIF([.B5:.DI5];[.$DQ$1])" table:style-name="ce14">
            <text:p>0</text:p>
          </table:table-cell>
          <table:table-cell office:value-type="float" office:value="112" table:formula="of:=SUM([.DO5:.DQ5])" table:style-name="ce14">
            <text:p>112</text:p>
          </table:table-cell>
          <table:table-cell table:number-columns-repeated="16262"/>
        </table:table-row>
        <table:table-row table:style-name="ro1">
          <table:table-cell office:value-type="string" table:style-name="ce10">
            <text:p>md5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2">
            <text:p>Weak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2">
            <text:p>Weak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string" table:style-name="ce13">
            <text:p>md5</text:p>
          </table:table-cell>
          <table:table-cell office:value-type="float" office:value="110" table:formula="of:=COUNTIF([.B6:.DI6];[.$DO$1])" table:style-name="ce14">
            <text:p>110</text:p>
          </table:table-cell>
          <table:table-cell office:value-type="float" office:value="0" table:formula="of:=COUNTIF([.B6:.DI6];[.$DP$1])" table:style-name="ce14">
            <text:p>0</text:p>
          </table:table-cell>
          <table:table-cell office:value-type="float" office:value="2" table:formula="of:=COUNTIF([.B6:.DI6];[.$DQ$1])" table:style-name="ce14">
            <text:p>2</text:p>
          </table:table-cell>
          <table:table-cell office:value-type="float" office:value="112" table:formula="of:=SUM([.DO6:.DQ6])" table:style-name="ce14">
            <text:p>112</text:p>
          </table:table-cell>
          <table:table-cell table:number-columns-repeated="16262"/>
        </table:table-row>
        <table:table-row table:style-name="ro1">
          <table:table-cell office:value-type="string" table:style-name="ce10">
            <text:p>mtgp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2">
            <text:p>Weak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string" table:style-name="ce13">
            <text:p>mtgp</text:p>
          </table:table-cell>
          <table:table-cell office:value-type="float" office:value="111" table:formula="of:=COUNTIF([.B7:.DI7];[.$DO$1])" table:style-name="ce14">
            <text:p>111</text:p>
          </table:table-cell>
          <table:table-cell office:value-type="float" office:value="0" table:formula="of:=COUNTIF([.B7:.DI7];[.$DP$1])" table:style-name="ce14">
            <text:p>0</text:p>
          </table:table-cell>
          <table:table-cell office:value-type="float" office:value="1" table:formula="of:=COUNTIF([.B7:.DI7];[.$DQ$1])" table:style-name="ce14">
            <text:p>1</text:p>
          </table:table-cell>
          <table:table-cell office:value-type="float" office:value="112" table:formula="of:=SUM([.DO7:.DQ7])" table:style-name="ce14">
            <text:p>112</text:p>
          </table:table-cell>
          <table:table-cell table:number-columns-repeated="16262"/>
        </table:table-row>
        <table:table-row table:style-name="ro1">
          <table:table-cell office:value-type="string" table:style-name="ce10">
            <text:p>park_miller</text:p>
          </table:table-cell>
          <table:table-cell office:value-type="string" table:style-name="ce11">
            <text:p>Passed</text:p>
          </table:table-cell>
          <table:table-cell office:value-type="string" table:style-name="ce15">
            <text:p>Failed</text:p>
          </table:table-cell>
          <table:table-cell office:value-type="string" table:style-name="ce11">
            <text:p>Passed</text:p>
          </table:table-cell>
          <table:table-cell office:value-type="string" table:style-name="ce15">
            <text:p>Fail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1">
            <text:p>Pass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1">
            <text:p>Passed</text:p>
          </table:table-cell>
          <table:table-cell office:value-type="string" table:style-name="ce15">
            <text:p>Failed</text:p>
          </table:table-cell>
          <table:table-cell office:value-type="string" table:style-name="ce11">
            <text:p>Passed</text:p>
          </table:table-cell>
          <table:table-cell office:value-type="string" table:style-name="ce15">
            <text:p>Failed</text:p>
          </table:table-cell>
          <table:table-cell office:value-type="string" table:style-name="ce11">
            <text:p>Passed</text:p>
          </table:table-cell>
          <table:table-cell office:value-type="string" table:style-name="ce15">
            <text:p>Failed</text:p>
          </table:table-cell>
          <table:table-cell office:value-type="string" table:style-name="ce11">
            <text:p>Passed</text:p>
          </table:table-cell>
          <table:table-cell office:value-type="string" table:style-name="ce15">
            <text:p>Failed</text:p>
          </table:table-cell>
          <table:table-cell office:value-type="string" table:style-name="ce11">
            <text:p>Passed</text:p>
          </table:table-cell>
          <table:table-cell office:value-type="string" table:style-name="ce15">
            <text:p>Failed</text:p>
          </table:table-cell>
          <table:table-cell office:value-type="string" table:style-name="ce11">
            <text:p>Passed</text:p>
          </table:table-cell>
          <table:table-cell office:value-type="string" table:style-name="ce15">
            <text:p>Failed</text:p>
          </table:table-cell>
          <table:table-cell office:value-type="string" table:style-name="ce11">
            <text:p>Passed</text:p>
          </table:table-cell>
          <table:table-cell office:value-type="string" table:style-name="ce15">
            <text:p>Failed</text:p>
          </table:table-cell>
          <table:table-cell office:value-type="string" table:style-name="ce11">
            <text:p>Passed</text:p>
          </table:table-cell>
          <table:table-cell office:value-type="string" table:style-name="ce15">
            <text:p>Failed</text:p>
          </table:table-cell>
          <table:table-cell office:value-type="string" table:style-name="ce11">
            <text:p>Passed</text:p>
          </table:table-cell>
          <table:table-cell office:value-type="string" table:style-name="ce15">
            <text:p>Failed</text:p>
          </table:table-cell>
          <table:table-cell office:value-type="string" table:style-name="ce11">
            <text:p>Passed</text:p>
          </table:table-cell>
          <table:table-cell office:value-type="string" table:style-name="ce15">
            <text:p>Failed</text:p>
          </table:table-cell>
          <table:table-cell office:value-type="string" table:style-name="ce11">
            <text:p>Passed</text:p>
          </table:table-cell>
          <table:table-cell office:value-type="string" table:style-name="ce15">
            <text:p>Failed</text:p>
          </table:table-cell>
          <table:table-cell office:value-type="string" table:style-name="ce12">
            <text:p>Weak</text:p>
          </table:table-cell>
          <table:table-cell office:value-type="string" table:style-name="ce15">
            <text:p>Failed</text:p>
          </table:table-cell>
          <table:table-cell office:value-type="string" table:style-name="ce11">
            <text:p>Passed</text:p>
          </table:table-cell>
          <table:table-cell office:value-type="string" table:style-name="ce15">
            <text:p>Failed</text:p>
          </table:table-cell>
          <table:table-cell office:value-type="string" table:style-name="ce11">
            <text:p>Pass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string" table:style-name="ce13">
            <text:p>park_miller</text:p>
          </table:table-cell>
          <table:table-cell office:value-type="float" office:value="26" table:formula="of:=COUNTIF([.B8:.DI8];[.$DO$1])" table:style-name="ce14">
            <text:p>26</text:p>
          </table:table-cell>
          <table:table-cell office:value-type="float" office:value="85" table:formula="of:=COUNTIF([.B8:.DI8];[.$DP$1])" table:style-name="ce14">
            <text:p>85</text:p>
          </table:table-cell>
          <table:table-cell office:value-type="float" office:value="1" table:formula="of:=COUNTIF([.B8:.DI8];[.$DQ$1])" table:style-name="ce14">
            <text:p>1</text:p>
          </table:table-cell>
          <table:table-cell office:value-type="float" office:value="112" table:formula="of:=SUM([.DO8:.DQ8])" table:style-name="ce14">
            <text:p>112</text:p>
          </table:table-cell>
          <table:table-cell table:number-columns-repeated="16262"/>
        </table:table-row>
        <table:table-row table:style-name="ro1">
          <table:table-cell office:value-type="string" table:style-name="ce10">
            <text:p>precompute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string" table:style-name="ce13">
            <text:p>precompute</text:p>
          </table:table-cell>
          <table:table-cell office:value-type="float" office:value="0" table:formula="of:=COUNTIF([.B9:.DI9];[.$DO$1])" table:style-name="ce14">
            <text:p>0</text:p>
          </table:table-cell>
          <table:table-cell office:value-type="float" office:value="112" table:formula="of:=COUNTIF([.B9:.DI9];[.$DP$1])" table:style-name="ce14">
            <text:p>112</text:p>
          </table:table-cell>
          <table:table-cell office:value-type="float" office:value="0" table:formula="of:=COUNTIF([.B9:.DI9];[.$DQ$1])" table:style-name="ce14">
            <text:p>0</text:p>
          </table:table-cell>
          <table:table-cell office:value-type="float" office:value="112" table:formula="of:=SUM([.DO9:.DQ9])" table:style-name="ce14">
            <text:p>112</text:p>
          </table:table-cell>
          <table:table-cell table:number-columns-repeated="16262"/>
        </table:table-row>
        <table:table-row table:style-name="ro1">
          <table:table-cell office:value-type="string" table:style-name="ce10">
            <text:p>ranecu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5">
            <text:p>Fail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2">
            <text:p>Weak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1">
            <text:p>Passed</text:p>
          </table:table-cell>
          <table:table-cell office:value-type="string" table:style-name="ce12">
            <text:p>Weak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5">
            <text:p>Failed</text:p>
          </table:table-cell>
          <table:table-cell office:value-type="string" table:style-name="ce11">
            <text:p>Pass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2">
            <text:p>Weak</text:p>
          </table:table-cell>
          <table:table-cell office:value-type="string" table:style-name="ce15">
            <text:p>Failed</text:p>
          </table:table-cell>
          <table:table-cell office:value-type="string" table:style-name="ce12">
            <text:p>Weak</text:p>
          </table:table-cell>
          <table:table-cell office:value-type="string" table:style-name="ce15">
            <text:p>Failed</text:p>
          </table:table-cell>
          <table:table-cell office:value-type="string" table:style-name="ce11">
            <text:p>Passed</text:p>
          </table:table-cell>
          <table:table-cell office:value-type="string" table:style-name="ce15">
            <text:p>Failed</text:p>
          </table:table-cell>
          <table:table-cell office:value-type="string" table:style-name="ce11">
            <text:p>Passed</text:p>
          </table:table-cell>
          <table:table-cell office:value-type="string" table:style-name="ce15">
            <text:p>Failed</text:p>
          </table:table-cell>
          <table:table-cell office:value-type="string" table:style-name="ce11">
            <text:p>Passed</text:p>
          </table:table-cell>
          <table:table-cell office:value-type="string" table:style-name="ce15">
            <text:p>Failed</text:p>
          </table:table-cell>
          <table:table-cell office:value-type="string" table:style-name="ce11">
            <text:p>Passed</text:p>
          </table:table-cell>
          <table:table-cell office:value-type="string" table:style-name="ce15">
            <text:p>Failed</text:p>
          </table:table-cell>
          <table:table-cell office:value-type="string" table:style-name="ce11">
            <text:p>Passed</text:p>
          </table:table-cell>
          <table:table-cell office:value-type="string" table:style-name="ce15">
            <text:p>Failed</text:p>
          </table:table-cell>
          <table:table-cell office:value-type="string" table:style-name="ce11">
            <text:p>Passed</text:p>
          </table:table-cell>
          <table:table-cell office:value-type="string" table:style-name="ce15">
            <text:p>Failed</text:p>
          </table:table-cell>
          <table:table-cell office:value-type="string" table:style-name="ce11">
            <text:p>Passed</text:p>
          </table:table-cell>
          <table:table-cell office:value-type="string" table:style-name="ce15">
            <text:p>Failed</text:p>
          </table:table-cell>
          <table:table-cell office:value-type="string" table:style-name="ce11">
            <text:p>Passed</text:p>
          </table:table-cell>
          <table:table-cell office:value-type="string" table:style-name="ce15">
            <text:p>Failed</text:p>
          </table:table-cell>
          <table:table-cell office:value-type="string" table:style-name="ce11">
            <text:p>Pass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2">
            <text:p>Weak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2">
            <text:p>Weak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office:value-type="string" table:style-name="ce15">
            <text:p>Failed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string" table:style-name="ce13">
            <text:p>ranecu</text:p>
          </table:table-cell>
          <table:table-cell office:value-type="float" office:value="56" table:formula="of:=COUNTIF([.B10:.DI10];[.$DO$1])" table:style-name="ce14">
            <text:p>56</text:p>
          </table:table-cell>
          <table:table-cell office:value-type="float" office:value="50" table:formula="of:=COUNTIF([.B10:.DI10];[.$DP$1])" table:style-name="ce14">
            <text:p>50</text:p>
          </table:table-cell>
          <table:table-cell office:value-type="float" office:value="6" table:formula="of:=COUNTIF([.B10:.DI10];[.$DQ$1])" table:style-name="ce14">
            <text:p>6</text:p>
          </table:table-cell>
          <table:table-cell office:value-type="float" office:value="112" table:formula="of:=SUM([.DO10:.DQ10])" table:style-name="ce14">
            <text:p>112</text:p>
          </table:table-cell>
          <table:table-cell table:number-columns-repeated="16262"/>
        </table:table-row>
        <table:table-row table:style-name="ro1">
          <table:table-cell office:value-type="string" table:style-name="ce10">
            <text:p>tea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2">
            <text:p>Weak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2">
            <text:p>Weak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2">
            <text:p>Weak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string" table:style-name="ce13">
            <text:p>tea</text:p>
          </table:table-cell>
          <table:table-cell office:value-type="float" office:value="109" table:formula="of:=COUNTIF([.B11:.DI11];[.$DO$1])" table:style-name="ce14">
            <text:p>109</text:p>
          </table:table-cell>
          <table:table-cell office:value-type="float" office:value="0" table:formula="of:=COUNTIF([.B11:.DI11];[.$DP$1])" table:style-name="ce14">
            <text:p>0</text:p>
          </table:table-cell>
          <table:table-cell office:value-type="float" office:value="3" table:formula="of:=COUNTIF([.B11:.DI11];[.$DQ$1])" table:style-name="ce14">
            <text:p>3</text:p>
          </table:table-cell>
          <table:table-cell office:value-type="float" office:value="112" table:formula="of:=SUM([.DO11:.DQ11])" table:style-name="ce14">
            <text:p>112</text:p>
          </table:table-cell>
          <table:table-cell table:number-columns-repeated="16262"/>
        </table:table-row>
        <table:table-row table:style-name="ro1">
          <table:table-cell office:value-type="string" table:style-name="ce10">
            <text:p>tt800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2">
            <text:p>Weak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2">
            <text:p>Weak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2">
            <text:p>Weak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2">
            <text:p>Weak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office:value-type="string" table:style-name="ce11">
            <text:p>Passed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office:value-type="string" table:style-name="ce13">
            <text:p>tt800</text:p>
          </table:table-cell>
          <table:table-cell office:value-type="float" office:value="108" table:formula="of:=COUNTIF([.B12:.DI12];[.$DO$1])" table:style-name="ce14">
            <text:p>108</text:p>
          </table:table-cell>
          <table:table-cell office:value-type="float" office:value="0" table:formula="of:=COUNTIF([.B12:.DI12];[.$DP$1])" table:style-name="ce14">
            <text:p>0</text:p>
          </table:table-cell>
          <table:table-cell office:value-type="float" office:value="4" table:formula="of:=COUNTIF([.B12:.DI12];[.$DQ$1])" table:style-name="ce14">
            <text:p>4</text:p>
          </table:table-cell>
          <table:table-cell office:value-type="float" office:value="112" table:formula="of:=SUM([.DO12:.DQ12])" table:style-name="ce14">
            <text:p>112</text:p>
          </table:table-cell>
          <table:table-cell table:number-columns-repeated="16262"/>
        </table:table-row>
        <table:table-row table:style-name="ro1">
          <table:table-cell table:number-columns-repeated="118" table:style-name="ce1"/>
          <table:table-cell office:value-type="float" office:value="1232" table:formula="of:=SUM([.DO2:.DQ12])" table:style-name="ce16">
            <text:p>1232</text:p>
          </table:table-cell>
          <table:table-cell table:number-columns-repeated="16265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18" table:style-name="ce1"/>
          <table:table-cell office:value-type="float" office:value="112" table:formula="of:=[.DO13]/11" table:style-name="ce17">
            <text:p>112.00</text:p>
          </table:table-cell>
          <table:table-cell table:number-columns-repeated="16265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827</meta:generator>
    <dc:creator>Lu</dc:creator>
    <meta:creation-date>2018-01-26T14:25:22Z</meta:creation-date>
    <dc:date>2018-02-02T11:31:20Z</dc:date>
    <meta:editing-cycles>44</meta:editing-cycles>
    <meta:editing-duration>PT63626S</meta:editing-duration>
  </office:meta>
</office:document-meta>
</file>